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-asian="Courier New" style:font-name-complex="Courier New"/>
    </style:style>
    <style:style style:name="T3" style:family="text">
      <style:text-properties fo:color="#00ae00" fo:font-weight="bold" style:font-weight-asian="bold" style:font-weight-complex="bold"/>
    </style:style>
    <style:style style:name="T4" style:family="text">
      <style:text-properties fo:color="#ff95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blioteki Bootstrap</text:p>
      <text:p text:style-name="P3"/>
      <text:p text:style-name="P3">1. W panelu admina podepniemy te same bilblioteki, które zostały podłączone na stronie frontend:</text:p>
      <text:p text:style-name="P3">Dodajemy dodatkowego css-a: <text:span text:style-name="T2">dashboard</text:span><text:span text:style-name="T1">.css</text:span></text:p>
      <text:p text:style-name="P3"/>
      <text:p text:style-name="P1">web/bundles/blog/assets</text:p>
      <text:p text:style-name="P1">web/bundles/blog/css/bootstrap.css</text:p>
      <text:p text:style-name="P1">web/bundles/blog/css/bootstrap.min.css</text:p>
      <text:p text:style-name="P3">web/bundles/applicationshop/css/<text:span text:style-name="T2">dashboard</text:span><text:span text:style-name="T1">.css </text:span><text:span text:style-name="T4">&lt;- dodanie styli projektu</text:span></text:p>
      <text:p text:style-name="P1">web/bundles/blog/dist</text:p>
      <text:p text:style-name="P1">web/bundles/blog/fonts</text:p>
      <text:p text:style-name="P1">web/bundles/blog/images</text:p>
      <text:p text:style-name="P1">web/bundles/blog/js/bootstrap.js</text:p>
      <text:p text:style-name="P1">web/bundles/blog/js/bootstrap.min.js</text:p>
      <text:p text:style-name="P1">web/bundles/blog/js/npm.js</text:p>
      <text:p text:style-name="P4"/>
      <text:p text:style-name="P1">web/bundles/applicationshop/images <text:span text:style-name="T4">&lt;- dodanie obrazków</text:span></text:p>
      <text:p text:style-name="P4"/>
      <text:p text:style-name="P1">Dodanie font-awesome:</text:p>
      <text:p text:style-name="P1">web/bundles/blog/css/font-awesome.css</text:p>
      <text:p text:style-name="P1">web/bundles/blog/css/font-awesome.min.css</text:p>
      <text:p text:style-name="P1"/>
      <text:p text:style-name="P1">Fonty:</text:p>
      <text:p text:style-name="P1">web/bundles/applicationshop/fonts</text:p>
      <text:p text:style-name="P1"/>
      <text:p text:style-name="P1"/>
      <text:p text:style-name="P1">2. Tworzymy szablon <text:span text:style-name="T3">base.html.twig</text:span> do którego podpinamy bilblioteki bootstrap oraz font-awesome.</text:p>
      <text:p text:style-name="P1">#src/BlogAdminBundle/Resources/views/<text:span text:style-name="T3">base.html.twig</text:span></text:p>
      <text:p text:style-name="P1"/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 /&gt;</text:p>
      <text:p text:style-name="P1"><text:s text:c="8"/>&lt;meta name="robots" content="noindex,nofollow" /&gt;</text:p>
      <text:p text:style-name="P1"><text:s text:c="8"/>&lt;meta name="viewport" content="width=device-width, initial-scale=1"&gt;</text:p>
      <text:p text:style-name="P1"><text:s text:c="8"/>&lt;meta name="description" content=""&gt;</text:p>
      <text:p text:style-name="P1"><text:s text:c="8"/>&lt;meta name="author" content=""&gt;</text:p>
      <text:p text:style-name="P1"><text:s text:c="8"/>&lt;link rel="icon" type="image/x-icon" href="{{ asset('xfavicon.ico') }}" /&gt;</text:p>
      <text:p text:style-name="P1"><text:s text:c="8"/></text:p>
      <text:p text:style-name="P1"><text:s text:c="8"/>&lt;title&gt;{% block title %}Welcome!{% endblock %}&lt;/title&gt;</text:p>
      <text:p text:style-name="P1"><text:s text:c="8"/></text:p>
      <text:p text:style-name="P1"/>
      <text:p text:style-name="P1"><text:s text:c="8"/>&lt;link href="{{ asset('bundles/blog/css/bootstrap.css') }}" rel="stylesheet" type="text/css" media="all" /&gt; <text:s text:c="7"/></text:p>
      <text:p text:style-name="P1"><text:s text:c="8"/></text:p>
      <text:p text:style-name="P1"><text:s text:c="8"/>&lt;!-- IE10 viewport hack for Surface/desktop Windows 8 bug --&gt;</text:p>
      <text:p text:style-name="P1"><text:s text:c="8"/>&lt;link href="{{ asset('bundles/blog/assets/css/ie10-viewport-bug-workaround.css') }}" rel="stylesheet"&gt;</text:p>
      <text:p text:style-name="P1"/>
      <text:p text:style-name="P1"><text:s text:c="8"/>&lt;!-- Just for debugging purposes. Don't actually copy these 2 lines! --&gt;</text:p>
      <text:p text:style-name="P1"><text:s text:c="8"/>&lt;!--[if lt IE 9]&gt;&lt;script src="{{ asset('bundles/blog/assets/js/ie8-responsive-file-warning.js') }}"&gt;&lt;/script&gt;&lt;![endif]--&gt;</text:p>
      <text:p text:style-name="P1"><text:s text:c="8"/>&lt;script src="{{ asset('bundles/blog/assets/js/ie-emulation-modes-warning.js') }}"&gt;&lt;/script&gt;</text:p>
      <text:p text:style-name="P1"/>
      <text:p text:style-name="P1"><text:s text:c="8"/>&lt;!-- HTML5 shim and Respond.js for IE8 support of HTML5 elements and media queries --&gt;</text:p>
      <text:p text:style-name="P1"><text:s text:c="8"/>&lt;!--[if lt IE 9]&gt;</text:p>
      <text:p text:style-name="P1"><text:s text:c="10"/>&lt;script src="https://oss.maxcdn.com/html5shiv/3.7.2/html5shiv.min.js"&gt;&lt;/script&gt;</text:p>
      <text:p text:style-name="P1"><text:s text:c="10"/>&lt;script src="https://oss.maxcdn.com/respond/1.4.2/respond.min.js"&gt;&lt;/script&gt;</text:p>
      <text:p text:style-name="P1"><text:s text:c="8"/>&lt;![endif]--&gt;</text:p>
      <text:p text:style-name="P1"/>
      <text:p text:style-name="P1"><text:s text:c="8"/>&lt;link href="{{ asset('bundles/blog/css/font-awesome.css') }}" rel="stylesheet" type="text/css" media="all" /&gt;</text:p>
      <text:p text:style-name="P1"><text:s text:c="8"/></text:p>
      <text:p text:style-name="P1"><text:s text:c="8"/>&lt;link href="{{ asset('bundles/blog/css/dashboard.css') }}" rel="stylesheet" type="text/css" media="all" /&gt;</text:p>
      <text:p text:style-name="P1"><text:soft-page-break/><text:s text:c="8"/></text:p>
      <text:p text:style-name="P1"><text:s text:c="8"/>{% block stylesheets %}{% endblock %}</text:p>
      <text:p text:style-name="P1"><text:s text:c="8"/></text:p>
      <text:p text:style-name="P1"><text:s text:c="4"/>&lt;/head&gt;</text:p>
      <text:p text:style-name="P1"><text:s text:c="4"/>&lt;body&gt;</text:p>
      <text:p text:style-name="P1"><text:s text:c="8"/>&lt;div id="wrapper"&gt;</text:p>
      <text:p text:style-name="P1"><text:s text:c="12"/>{% block navigation %}</text:p>
      <text:p text:style-name="P1"><text:s text:c="12"/>&lt;!-- Navigation --&gt;</text:p>
      <text:p text:style-name="P1"><text:s text:c="12"/>&lt;nav class="navbar navbar-inverse navbar-fixed-top" role="navigation"&gt;</text:p>
      <text:p text:style-name="P1"><text:s text:c="16"/>&lt;div class="container-fluid"&gt;</text:p>
      <text:p text:style-name="P1"/>
      <text:p text:style-name="P1"><text:s text:c="20"/>&lt;div class="navbar-header"&gt;</text:p>
      <text:p text:style-name="P1"><text:s text:c="24"/>&lt;button type="button" class="navbar-toggle" data-toggle="collapse" data-target=".navbar-ex1-collapse"&gt;</text:p>
      <text:p text:style-name="P1"><text:s text:c="28"/>&lt;span class="sr-only"&gt;Toggle navigation&lt;/span&gt;</text:p>
      <text:p text:style-name="P1"><text:s text:c="28"/>&lt;span class="icon-bar"&gt;&lt;/span&gt;</text:p>
      <text:p text:style-name="P1"><text:s text:c="28"/>&lt;span class="icon-bar"&gt;&lt;/span&gt;</text:p>
      <text:p text:style-name="P1"><text:s text:c="28"/>&lt;span class="icon-bar"&gt;&lt;/span&gt;</text:p>
      <text:p text:style-name="P1"><text:s text:c="24"/>&lt;/button&gt;</text:p>
      <text:p text:style-name="P1"><text:s text:c="24"/>&lt;a class="navbar-brand" href="{{ path('blog_admin_homepage') }}"&gt;Blog Admin&lt;/a&gt;</text:p>
      <text:p text:style-name="P1"><text:s text:c="20"/>&lt;/div&gt;</text:p>
      <text:p text:style-name="P1"/>
      <text:p text:style-name="P1"><text:s text:c="20"/>&lt;div class="navbar-collapse xcollapse"&gt;</text:p>
      <text:p text:style-name="P1"><text:s text:c="24"/>&lt;ul class="nav user-nav navbar-right"&gt;</text:p>
      <text:p text:style-name="P1"><text:s text:c="28"/>&lt;li class="dropdown"&gt;</text:p>
      <text:p text:style-name="P1"><text:s text:c="32"/>&lt;a href="#" class="dropdown-toggle" data-toggle="dropdown"&gt;&lt;i class="fa fa-bell"&gt;&lt;/i&gt; &lt;span class="caret"&gt;&lt;/span&gt;&lt;/a&gt;</text:p>
      <text:p text:style-name="P1"><text:s text:c="32"/>&lt;ul class="dropdown-menu dropdown-alerts"&gt;</text:p>
      <text:p text:style-name="P1"><text:s text:c="36"/>&lt;li&gt;</text:p>
      <text:p text:style-name="P1"><text:s text:c="40"/>&lt;a href="#"&gt;&lt;i class="fa fa-comment fa-fw"&gt;&lt;/i&gt; New Comment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twitter fa-fw"&gt;&lt;/i&gt; 3 New Followers &lt;span class="text-muted small"&gt;1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envelope fa-fw"&gt;&lt;/i&gt; Message Sent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tasks fa-fw"&gt;&lt;/i&gt; New Task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upload fa-fw"&gt;&lt;/i&gt; Server Rebooted &lt;span class="text-muted small"&gt;4 minutes ago&lt;/span&gt;&lt;/a&gt;</text:p>
      <text:p text:style-name="P1"><text:s text:c="36"/>&lt;/li&gt;</text:p>
      <text:p text:style-name="P1"><text:s text:c="36"/>&lt;li class="divider"&gt;&lt;/li&gt;</text:p>
      <text:p text:style-name="P1"><text:s text:c="36"/>&lt;li class="text-center"&gt;&lt;a href="#"&gt;Read All Alerts &lt;i class="fa fa-angle-right"&gt;&lt;/i&gt;&lt;/a&gt;&lt;/li&gt;</text:p>
      <text:p text:style-name="P1"><text:s text:c="32"/>&lt;/ul&gt;</text:p>
      <text:p text:style-name="P1"><text:s text:c="28"/>&lt;/li&gt;</text:p>
      <text:p text:style-name="P1"><text:s text:c="28"/>&lt;li class="dropdown"&gt;</text:p>
      <text:p text:style-name="P1"><text:s text:c="32"/>&lt;a href="#" class="dropdown-toggle" data-toggle="dropdown"&gt;&lt;i class="fa fa-envelope"&gt;&lt;/i&gt; &lt;span class="caret"&gt;&lt;/span&gt;&lt;/a&gt;</text:p>
      <text:p text:style-name="P1"><text:s text:c="32"/>&lt;ul class="dropdown-menu dropdown-messages"&gt;</text:p>
      <text:p text:style-name="P1"><text:s text:c="32"/>&lt;li&gt;</text:p>
      <text:p text:style-name="P1"><text:s text:c="36"/>&lt;a href="#"&gt;</text:p>
      <text:p text:style-name="P1"><text:soft-page-break/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2"/>&lt;li class="divider"&gt;&lt;/li&gt;</text:p>
      <text:p text:style-name="P1"><text:s text:c="32"/>&lt;li&gt;</text:p>
      <text:p text:style-name="P1"><text:s text:c="36"/>&lt;a href="#"&gt;</text:p>
      <text:p text:style-name="P1"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2"/>&lt;li class="divider"&gt;&lt;/li&gt;</text:p>
      <text:p text:style-name="P1"><text:s text:c="32"/>&lt;li&gt;</text:p>
      <text:p text:style-name="P1"><text:s text:c="36"/>&lt;a href="#"&gt;</text:p>
      <text:p text:style-name="P1"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2"/>&lt;li class="divider"&gt;&lt;/li&gt;</text:p>
      <text:p text:style-name="P1"><text:s text:c="32"/>&lt;li&gt;</text:p>
      <text:p text:style-name="P1"><text:s text:c="36"/>&lt;a href="#"&gt;</text:p>
      <text:p text:style-name="P1"><text:s text:c="40"/>&lt;span class="pull-right text-muted"&gt;4 minutes ago&lt;/span&gt; &lt;b&gt;John Smith&lt;/b&gt;&lt;br/&gt;</text:p>
      <text:p text:style-name="P1"><text:s text:c="40"/>&lt;span class="msg-content"&gt;Lorem ipsum dolor sit amet, consectetur adipiscing elit. Pellentesque eleifend...&lt;/span&gt;</text:p>
      <text:p text:style-name="P1"><text:s text:c="36"/>&lt;/a&gt;</text:p>
      <text:p text:style-name="P1"><text:s text:c="32"/>&lt;/li&gt;</text:p>
      <text:p text:style-name="P1"><text:s text:c="36"/>&lt;li class="divider"&gt;&lt;/li&gt;</text:p>
      <text:p text:style-name="P1"><text:s text:c="36"/>&lt;li class="text-center"&gt;&lt;a href="#"&gt;Read All New Messages &lt;i class="fa fa-angle-right"&gt;&lt;/i&gt;&lt;/a&gt;&lt;/li&gt;</text:p>
      <text:p text:style-name="P1"><text:s text:c="32"/>&lt;/ul&gt;</text:p>
      <text:p text:style-name="P1"><text:s text:c="28"/>&lt;/li&gt;</text:p>
      <text:p text:style-name="P1"><text:s text:c="28"/>&lt;li class="dropdown"&gt;</text:p>
      <text:p text:style-name="P1"><text:s text:c="32"/>&lt;a href="#" class="dropdown-toggle" data-toggle="dropdown"&gt;&lt;i class="fa fa-user"&gt;&lt;/i&gt; John Smith &lt;b class="caret"&gt;&lt;/b&gt;&lt;/a&gt;</text:p>
      <text:p text:style-name="P1"><text:s text:c="32"/>&lt;ul class="dropdown-menu"&gt;</text:p>
      <text:p text:style-name="P1"><text:s text:c="36"/>&lt;li&gt;</text:p>
      <text:p text:style-name="P1"><text:s text:c="40"/>&lt;a href="#"&gt;&lt;i class="fa fa-fw fa-user"&gt;&lt;/i&gt; Profile&lt;/a&gt;</text:p>
      <text:p text:style-name="P1"><text:s text:c="36"/>&lt;/li&gt;</text:p>
      <text:p text:style-name="P1"><text:s text:c="36"/>&lt;li&gt;</text:p>
      <text:p text:style-name="P1"><text:s text:c="40"/>&lt;a href="#"&gt;&lt;i class="fa fa-fw fa-envelope"&gt;&lt;/i&gt; Inbox&lt;/a&gt;</text:p>
      <text:p text:style-name="P1"><text:s text:c="36"/>&lt;/li&gt;</text:p>
      <text:p text:style-name="P1"><text:s text:c="36"/>&lt;li&gt;</text:p>
      <text:p text:style-name="P1"><text:s text:c="40"/>&lt;a href="#"&gt;&lt;i class="fa fa-fw fa-gear"&gt;&lt;/i&gt; Settings&lt;/a&gt;</text:p>
      <text:p text:style-name="P1"><text:s text:c="36"/>&lt;/li&gt;</text:p>
      <text:p text:style-name="P1"><text:s text:c="36"/>&lt;li class="divider"&gt;&lt;/li&gt;</text:p>
      <text:p text:style-name="P1"><text:s text:c="36"/>&lt;li&gt;</text:p>
      <text:p text:style-name="P1"><text:s text:c="40"/>&lt;a href="#"&gt;&lt;i class="fa fa-fw fa-power-off"&gt;&lt;/i&gt; Log Out&lt;/a&gt;</text:p>
      <text:p text:style-name="P1"><text:s text:c="36"/>&lt;/li&gt;</text:p>
      <text:p text:style-name="P1"><text:s text:c="32"/>&lt;/ul&gt;</text:p>
      <text:p text:style-name="P1"><text:s text:c="28"/>&lt;/li&gt;</text:p>
      <text:p text:style-name="P1"><text:s text:c="24"/>&lt;/ul&gt;</text:p>
      <text:p text:style-name="P1"><text:s text:c="20"/>&lt;/div&gt;</text:p>
      <text:p text:style-name="P1"><text:s text:c="16"/>&lt;/div&gt; <text:s text:c="3"/></text:p>
      <text:p text:style-name="P1"><text:s text:c="16"/>&lt;div class="sidebar"&gt;</text:p>
      <text:p text:style-name="P1"><text:s text:c="20"/>&lt;div class="collapse navbar-collapse navbar-ex1-collapse"&gt;</text:p>
      <text:p text:style-name="P1"><text:s text:c="24"/>&lt;ul class="nav sidebar-nav"&gt;</text:p>
      <text:p text:style-name="P1"><text:soft-page-break/><text:s text:c="28"/>&lt;li class="{{ app.request.get('_route') == 'blog_admin_homepage' ? 'active' : '' }}"&gt;</text:p>
      <text:p text:style-name="P1"><text:s text:c="32"/>&lt;a href="{{ path('blog_admin_homepage') }}"&gt;&lt;i class="fa fa-fw fa-dashboard"&gt;&lt;/i&gt; Dashboard&lt;/a&gt;</text:p>
      <text:p text:style-name="P1"><text:s text:c="28"/>&lt;/li&gt;</text:p>
      <text:p text:style-name="P1"><text:s text:c="28"/>&lt;li class="{{ app.request.get('_route') == 'admin_post' ? 'active' : '' }}"&gt;</text:p>
      <text:p text:style-name="P1"><text:s text:c="32"/>&lt;a href="{{ path('admin_post') }}"&gt;&lt;i class="fa fa-fw fa-table"&gt;&lt;/i&gt; Posts&lt;/a&gt;</text:p>
      <text:p text:style-name="P1"><text:s text:c="28"/>&lt;/li&gt;</text:p>
      <text:p text:style-name="P1"><text:s text:c="28"/>&lt;li&gt;</text:p>
      <text:p text:style-name="P1"><text:s text:c="32"/>&lt;a href="javascript:;" data-toggle="collapse" data-target="#demo"&gt;&lt;i class="fa fa-fw fa-arrows-v"&gt;&lt;/i&gt; Dropdown &lt;i class="fa fa-fw fa-caret-down"&gt;&lt;/i&gt;&lt;/a&gt;</text:p>
      <text:p text:style-name="P1"><text:s text:c="32"/>&lt;ul id="demo" class="nav collapse"&gt;</text:p>
      <text:p text:style-name="P1"><text:s text:c="36"/>&lt;li&gt;</text:p>
      <text:p text:style-name="P1"><text:s text:c="40"/>&lt;a href="#"&gt;Dropdown Item&lt;/a&gt;</text:p>
      <text:p text:style-name="P1"><text:s text:c="36"/>&lt;/li&gt;</text:p>
      <text:p text:style-name="P1"><text:s text:c="36"/>&lt;li&gt;</text:p>
      <text:p text:style-name="P1"><text:s text:c="40"/>&lt;a href="#"&gt;Dropdown Item&lt;/a&gt;</text:p>
      <text:p text:style-name="P1"><text:s text:c="36"/>&lt;/li&gt;</text:p>
      <text:p text:style-name="P1"><text:s text:c="32"/>&lt;/ul&gt;</text:p>
      <text:p text:style-name="P1"><text:s text:c="28"/>&lt;/li&gt;</text:p>
      <text:p text:style-name="P1"><text:s text:c="28"/>&lt;li&gt;</text:p>
      <text:p text:style-name="P1"><text:s text:c="32"/>&lt;a href="#"&gt;&lt;i class="fa fa-fw fa-file"&gt;&lt;/i&gt; Blank Page&lt;/a&gt;</text:p>
      <text:p text:style-name="P1"><text:s text:c="28"/>&lt;/li&gt;</text:p>
      <text:p text:style-name="P1"><text:s text:c="24"/>&lt;/ul&gt;</text:p>
      <text:p text:style-name="P1"><text:s text:c="20"/>&lt;/div&gt;</text:p>
      <text:p text:style-name="P1"><text:s text:c="16"/>&lt;/div&gt;</text:p>
      <text:p text:style-name="P1"><text:s text:c="12"/>&lt;/nav&gt;</text:p>
      <text:p text:style-name="P1"><text:s text:c="12"/>{% endblock %}</text:p>
      <text:p text:style-name="P1"/>
      <text:p text:style-name="P1"><text:s text:c="12"/>{% for flashMessage in app.session.flashbag.get('notice') %}</text:p>
      <text:p text:style-name="P1"><text:s text:c="12"/>&lt;div class="flash-notice"&gt;</text:p>
      <text:p text:style-name="P1"><text:s text:c="16"/>{{ flashMessage }}</text:p>
      <text:p text:style-name="P1"><text:s text:c="12"/>&lt;/div&gt;</text:p>
      <text:p text:style-name="P1"><text:s text:c="12"/>{% endfor %}</text:p>
      <text:p text:style-name="P1"/>
      <text:p text:style-name="P1"><text:s text:c="12"/>{% for flashMessage in app.session.flashbag.get('error') %}</text:p>
      <text:p text:style-name="P1"><text:s text:c="12"/>&lt;div class="flash-error"&gt;</text:p>
      <text:p text:style-name="P1"><text:s text:c="16"/>{{ flashMessage }}</text:p>
      <text:p text:style-name="P1"><text:s text:c="12"/>&lt;/div&gt;</text:p>
      <text:p text:style-name="P1"><text:s text:c="12"/>{% endfor %}</text:p>
      <text:p text:style-name="P1"><text:s text:c="12"/></text:p>
      <text:p text:style-name="P1"><text:s text:c="12"/>&lt;div id="page-wrapper"&gt;</text:p>
      <text:p text:style-name="P1"><text:s text:c="12"/>{% block body %}</text:p>
      <text:p text:style-name="P1"/>
      <text:p text:style-name="P1"><text:s text:c="12"/>{% endblock %}</text:p>
      <text:p text:style-name="P1"><text:s text:c="12"/>&lt;/div&gt;</text:p>
      <text:p text:style-name="P1"><text:s text:c="8"/>&lt;/div&gt;</text:p>
      <text:p text:style-name="P1"><text:s text:c="8"/></text:p>
      <text:p text:style-name="P1"><text:s text:c="8"/>&lt;!-- Bootstrap core JavaScript</text:p>
      <text:p text:style-name="P1"><text:s text:c="8"/>================================================== --&gt;</text:p>
      <text:p text:style-name="P1"><text:s text:c="8"/>&lt;!-- Placed at the end of the document so the pages load faster --&gt;</text:p>
      <text:p text:style-name="P1"><text:s text:c="8"/>&lt;script src="https://ajax.googleapis.com/ajax/libs/jquery/1.11.3/jquery.min.js"&gt;&lt;/script&gt;</text:p>
      <text:p text:style-name="P1"><text:s text:c="8"/>&lt;script&gt;window.jQuery || document.write('&lt;script src="{{ asset('bundles/blog/assets/js/vendor/jquery.min.js') }}"&gt;&lt;\/script&gt;')&lt;/script&gt;</text:p>
      <text:p text:style-name="P1"><text:s text:c="8"/>&lt;script src="{{ asset('bundles/blog/dist/js/bootstrap.min.js') }}"&gt;&lt;/script&gt;</text:p>
      <text:p text:style-name="P1"><text:s text:c="8"/>&lt;!-- Just to make our placeholder images work. Don't actually copy the next line! --&gt;</text:p>
      <text:p text:style-name="P1"><text:s text:c="8"/>&lt;script src="{{ asset('bundles/blog/assets/js/vendor/holder.min.js') }}"&gt;&lt;/script&gt;</text:p>
      <text:p text:style-name="P1"><text:s text:c="8"/>&lt;!-- IE10 viewport hack for Surface/desktop Windows 8 bug --&gt;</text:p>
      <text:p text:style-name="P1"><text:s text:c="8"/>&lt;script src="{{ asset('bundles/blog/assets/js/ie10-viewport-bug-workaround.js') }}"&gt;&lt;/script&gt;</text:p>
      <text:p text:style-name="P1"><text:s text:c="8"/></text:p>
      <text:p text:style-name="P1"><text:s text:c="8"/>{% block javascripts %}{% endblock %}</text:p>
      <text:p text:style-name="P1"><text:s text:c="4"/>&lt;/body&gt;</text:p>
      <text:p text:style-name="P1">&lt;/html&gt;</text:p>
      <text:p text:style-name="P1"/>
      <text:p text:style-name="P2"><text:soft-page-break/>Szablon strony głównej produktu</text:p>
      <text:p text:style-name="P1"/>
      <text:p text:style-name="P1">1. //src/BlogAdminBundle/Resources/views/Post/index.html.twig</text:p>
      <text:p text:style-name="P1"/>
      <text:p text:style-name="P1">{% extends 'BlogAdminBundle::base.html.twig' %}</text:p>
      <text:p text:style-name="P1"/>
      <text:p text:style-name="P1">{% block title %}Posts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-%}</text:p>
      <text:p text:style-name="P1"><text:s text:c="4"/>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Post list&lt;/h1&gt;</text:p>
      <text:p text:style-name="P1"/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Title&lt;/th&gt;</text:p>
      <text:p text:style-name="P1"><text:s text:c="28"/>&lt;th&gt;Author email&lt;/th&gt;</text:p>
      <text:p text:style-name="P1"><text:s text:c="28"/>&lt;th&gt;Status post&lt;/th&gt;</text:p>
      <text:p text:style-name="P1"><text:s text:c="28"/>&lt;th&gt;Views post&lt;/th&gt;</text:p>
      <text:p text:style-name="P1"><text:s text:c="28"/>&lt;th&gt;Published at&lt;/th&gt;</text:p>
      <text:p text:style-name="P1"><text:s text:c="28"/>&lt;th&gt;Updated at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key, entity in entities %}</text:p>
      <text:p text:style-name="P1"><text:s text:c="24"/>&lt;tr class="{{ cycle(['odd', 'even'], key) }}"&gt;</text:p>
      <text:p text:style-name="P1"><text:s text:c="28"/>&lt;td&gt;</text:p>
      <text:p text:style-name="P1"><text:s text:c="32"/>&lt;h5&gt;&lt;a href="{{ path('admin_post_show', { 'id': entity.id }) }}"&gt;{{ entity.title|raw }}&lt;/a&gt;&lt;/h5&gt;</text:p>
      <text:p text:style-name="P1"><text:s text:c="32"/>{{ entity.excerpt|raw|slice(0, 300) }}</text:p>
      <text:p text:style-name="P1"><text:s text:c="32"/>{{ entity.excerpt|length &gt; 300 ? '[...]' : ''}}</text:p>
      <text:p text:style-name="P1"><text:s text:c="32"/>{#{{ entity.excerpt|length &gt; 300 ? entity.excerpt|raw|slice(0,300) ~ '[...]' : entity.excerpt|raw }}#}</text:p>
      <text:p text:style-name="P1"><text:s text:c="32"/>&lt;hr/&gt;</text:p>
      <text:p text:style-name="P1"><text:s text:c="32"/>&lt;p&gt;Actions:</text:p>
      <text:p text:style-name="P1"><text:s text:c="32"/>&lt;a class="btn btn-primary btn-xs" href="{{ path('admin_post_show', { 'id': entity.id }) }}"&gt;show&lt;/a&gt;</text:p>
      <text:p text:style-name="P1"><text:s text:c="32"/>&lt;a class="btn btn-primary btn-xs" href="{{ path('admin_post_edit', { 'id': entity.id }) }}"&gt;edit&lt;/a&gt;</text:p>
      <text:p text:style-name="P1"><text:s text:c="32"/>&lt;/p&gt;</text:p>
      <text:p text:style-name="P1"><text:s text:c="28"/>&lt;/td&gt;</text:p>
      <text:p text:style-name="P1"><text:s text:c="28"/>&lt;td&gt;{{ entity.authoremail }}&lt;/td&gt;</text:p>
      <text:p text:style-name="P1"><text:s text:c="28"/>&lt;td&gt;{{ entity.statuspost }}&lt;/td&gt;</text:p>
      <text:p text:style-name="P1"><text:s text:c="28"/>&lt;td&gt;{{ entity.viewspost }}&lt;/td&gt;</text:p>
      <text:p text:style-name="P1"><text:s text:c="28"/>&lt;td&gt;{% if entity.publishedat %}{{ entity.publishedat|date('Y-m-d H:i:s') }}{% endif %}&lt;/td&gt;</text:p>
      <text:p text:style-name="P1"><text:s text:c="28"/>&lt;td&gt;{% if entity.updatedat %}{{ entity.updatedat|date('Y-m-d H:i:s') }}{% endif %}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20"/></text:p>
      <text:p text:style-name="P1"><text:s text:c="12"/>&lt;a class="btn btn-default" href="{{ path('admin_post_new') }}"&gt;Create a new entry&lt;/a&gt;</text:p>
      <text:p text:style-name="P1"><text:s text:c="8"/>&lt;/div&gt;</text:p>
      <text:p text:style-name="P1"><text:soft-page-break/><text:s text:c="4"/>&lt;/div&gt;</text:p>
      <text:p text:style-name="P1">&lt;/div&gt;</text:p>
      <text:p text:style-name="P1"><text:s text:c="12"/>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3M47S</meta:editing-duration>
    <meta:editing-cycles>11</meta:editing-cycles>
    <meta:generator>OpenOffice.org/3.3$Win32 OpenOffice.org_project/330m20$Build-9567</meta:generator>
    <dc:date>2016-01-07T16:10:11.50</dc:date>
    <dc:creator>szymon idczak</dc:creator>
    <meta:document-statistic meta:table-count="0" meta:image-count="0" meta:object-count="0" meta:page-count="6" meta:paragraph-count="264" meta:word-count="916" meta:character-count="14714"/>
    <meta:user-defined meta:name="Info 1"/>
    <meta:user-defined meta:name="Info 2"/>
    <meta:user-defined meta:name="Info 3"/>
    <meta:user-defined meta:name="Info 4"/>
  </office:meta>
</office:document-meta>
</file>